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.1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cm"/>
    </style:style>
    <style:style style:name="gr5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3cm"/>
    </style:style>
    <style:style style:name="gr7" style:family="graphic" style:parent-style-name="standard">
      <style:graphic-properties draw:stroke="none" svg:stroke-color="#000000" draw:fill="none" draw:fill-color="#ffffff" fo:min-height="0.65cm"/>
    </style:style>
    <style:style style:name="gr8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text-position="sub 58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.2cm" svg:height="2.2cm" svg:x="4.3cm" svg:y="4.8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cm" svg:height="2.2cm" svg:x="4.7cm" svg:y="14.2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cm" svg:height="2.4cm" svg:x="5.1cm" svg:y="9.2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3" draw:layer="layout" svg:width="2.2cm" svg:height="2.2cm" svg:x="13.9cm" svg:y="14.101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cm" svg:height="2.4cm" svg:x="14.3cm" svg:y="9.401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3" draw:layer="layout" svg:width="2.2cm" svg:height="2.2cm" svg:x="13.499cm" svg:y="4.7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2.2cm" svg:height="2.2cm" svg:x="23.3cm" svg:y="14.101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cm" svg:height="2.4cm" svg:x="23.7cm" svg:y="9.201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3" draw:layer="layout" svg:width="2.2cm" svg:height="2.2cm" svg:x="22.899cm" svg:y="4.5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5.2cm" svg:y1="5.5cm" svg:x2="26.4cm" svg:y2="5.5cm">
          <text:p/>
        </draw:line>
        <draw:frame draw:style-name="gr4" draw:layer="layout" svg:width="2.5cm" svg:height="1.15cm" svg:x="26.4cm" svg:y="5cm">
          <draw:text-box>
            <text:p>出力1</text:p>
          </draw:text-box>
        </draw:frame>
        <draw:line draw:style-name="gr3" draw:text-style-name="P1" draw:layer="layout" svg:x1="25.499cm" svg:y1="15.2cm" svg:x2="26.699cm" svg:y2="15.2cm">
          <text:p/>
        </draw:line>
        <draw:frame draw:style-name="gr4" draw:layer="layout" svg:width="2.5cm" svg:height="1.15cm" svg:x="26.699cm" svg:y="14.7cm">
          <draw:text-box>
            <text:p>出力M</text:p>
          </draw:text-box>
        </draw:frame>
        <draw:frame draw:style-name="gr2" draw:text-style-name="P2" draw:layer="layout" svg:width="1.1cm" svg:height="2.4cm" svg:x="26.9cm" svg:y="9.2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5" draw:text-style-name="P1" draw:layer="layout" svg:width="6.8cm" svg:height="14.8cm" svg:x="1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9cm" svg:height="14.8cm" svg:x="8.7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0.2cm" svg:height="14.8cm" svg:x="18.8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3.1cm" svg:height="1.55cm" svg:x="2.9cm" svg:y="2.4cm">
          <draw:text-box>
            <text:p>入力層</text:p>
          </draw:text-box>
        </draw:frame>
        <draw:frame draw:style-name="gr6" draw:layer="layout" svg:width="3.1cm" svg:height="1.55cm" svg:x="11.8cm" svg:y="2.3cm">
          <draw:text-box>
            <text:p>隠れ層</text:p>
          </draw:text-box>
        </draw:frame>
        <draw:frame draw:style-name="gr6" draw:layer="layout" svg:width="3.1cm" svg:height="1.55cm" svg:x="22.7cm" svg:y="2.35cm">
          <draw:text-box>
            <text:p>出力層</text:p>
          </draw:text-box>
        </draw:frame>
        <draw:frame draw:style-name="gr4" draw:layer="layout" svg:width="2.5cm" svg:height="1.15cm" svg:x="1.001cm" svg:y="5.5cm">
          <draw:text-box>
            <text:p>入力1</text:p>
          </draw:text-box>
        </draw:frame>
        <draw:frame draw:style-name="gr4" draw:layer="layout" svg:width="2.5cm" svg:height="1.15cm" svg:x="1.3cm" svg:y="14.9cm">
          <draw:text-box>
            <text:p>入力N</text:p>
          </draw:text-box>
        </draw:frame>
        <draw:frame draw:style-name="gr2" draw:text-style-name="P2" draw:layer="layout" svg:width="1.1cm" svg:height="2.4cm" svg:x="1.501cm" svg:y="9.3cm">
          <draw:text-box>
            <text:p><text:span text:style-name="T2">・</text:span></text:p>
            <text:p><text:span text:style-name="T2">・・</text:span></text:p>
          </draw:text-box>
        </draw:frame>
        <draw:line draw:style-name="gr3" draw:text-style-name="P1" draw:layer="layout" svg:x1="3.101cm" svg:y1="5.9cm" svg:x2="4.301cm" svg:y2="5.9cm">
          <text:p/>
        </draw:line>
        <draw:line draw:style-name="gr3" draw:text-style-name="P1" draw:layer="layout" svg:x1="3.4cm" svg:y1="15.3cm" svg:x2="4.6cm" svg:y2="15.3cm">
          <text:p/>
        </draw:line>
        <draw:line draw:style-name="gr3" draw:text-style-name="P1" draw:layer="layout" svg:x1="6.6cm" svg:y1="5.9cm" svg:x2="13.6cm" svg:y2="5.8cm">
          <text:p/>
        </draw:line>
        <draw:line draw:style-name="gr3" draw:text-style-name="P1" draw:layer="layout" svg:x1="6.6cm" svg:y1="6cm" svg:x2="13.9cm" svg:y2="15.3cm">
          <text:p/>
        </draw:line>
        <draw:frame draw:style-name="gr7" draw:text-style-name="P4" draw:layer="layout" svg:width="1.5cm" svg:height="1.045cm" svg:x="10cm" svg:y="4.85cm">
          <draw:text-box>
            <text:p text:style-name="P4"><text:span text:style-name="T3">w</text:span><text:span text:style-name="T4">11</text:span></text:p>
          </draw:text-box>
        </draw:frame>
        <draw:frame draw:style-name="gr7" draw:text-style-name="P4" draw:layer="layout" svg:width="1.5cm" svg:height="1.045cm" svg:x="11.2cm" svg:y="11.25cm">
          <draw:text-box>
            <text:p text:style-name="P4"><text:span text:style-name="T3">w</text:span><text:span text:style-name="T4">1K</text:span></text:p>
          </draw:text-box>
        </draw:frame>
        <draw:line draw:style-name="gr3" draw:text-style-name="P1" draw:layer="layout" svg:x1="12.8cm" svg:y1="4.4cm" svg:x2="13.8cm" svg:y2="5.1cm">
          <text:p/>
        </draw:line>
        <draw:frame draw:style-name="gr7" draw:text-style-name="P4" draw:layer="layout" svg:width="1.5cm" svg:height="1.045cm" svg:x="11.9cm" svg:y="3.6cm">
          <draw:text-box>
            <text:p text:style-name="P4"><text:span text:style-name="T3">b</text:span><text:span text:style-name="T4">1</text:span></text:p>
          </draw:text-box>
        </draw:frame>
        <draw:frame draw:style-name="gr7" draw:text-style-name="P4" draw:layer="layout" svg:width="1.5cm" svg:height="1.045cm" svg:x="12cm" svg:y="15.6cm">
          <draw:text-box>
            <text:p text:style-name="P4"><text:span text:style-name="T3">b</text:span><text:span text:style-name="T4">k</text:span></text:p>
          </draw:text-box>
        </draw:frame>
        <draw:line draw:style-name="gr3" draw:text-style-name="P1" draw:layer="layout" svg:x1="12.7cm" svg:y1="16cm" svg:x2="13.8cm" svg:y2="15.5cm">
          <text:p/>
        </draw:line>
        <draw:line draw:style-name="gr3" draw:text-style-name="P1" draw:layer="layout" svg:x1="7cm" svg:y1="15.3cm" svg:x2="13.8cm" svg:y2="15.3cm">
          <text:p/>
        </draw:line>
        <draw:line draw:style-name="gr3" draw:text-style-name="P1" draw:layer="layout" svg:x1="6.9cm" svg:y1="15.2cm" svg:x2="13.6cm" svg:y2="5.8cm">
          <text:p/>
        </draw:line>
        <draw:frame draw:style-name="gr8" draw:text-style-name="P4" draw:layer="layout" svg:width="1.5cm" svg:height="1.4cm" svg:x="10.1cm" svg:y="14.3cm">
          <draw:text-box>
            <text:p text:style-name="P4"><text:span text:style-name="T3">w</text:span><text:span text:style-name="T4">NK</text:span></text:p>
          </draw:text-box>
        </draw:frame>
        <draw:frame draw:style-name="gr7" draw:text-style-name="P4" draw:layer="layout" svg:width="1.5cm" svg:height="1.045cm" svg:x="10.4cm" svg:y="7.55cm">
          <draw:text-box>
            <text:p text:style-name="P4"><text:span text:style-name="T3">w</text:span><text:span text:style-name="T4">N1</text:span></text:p>
          </draw:text-box>
        </draw:frame>
        <draw:line draw:style-name="gr3" draw:text-style-name="P1" draw:layer="layout" svg:x1="15.899cm" svg:y1="5.801cm" svg:x2="22.899cm" svg:y2="5.701cm">
          <text:p/>
        </draw:line>
        <draw:line draw:style-name="gr3" draw:text-style-name="P1" draw:layer="layout" svg:x1="15.899cm" svg:y1="5.901cm" svg:x2="23.199cm" svg:y2="15.201cm">
          <text:p/>
        </draw:line>
        <draw:frame draw:style-name="gr7" draw:text-style-name="P4" draw:layer="layout" svg:width="1.5cm" svg:height="1.045cm" svg:x="19.299cm" svg:y="4.751cm">
          <draw:text-box>
            <text:p text:style-name="P4"><text:span text:style-name="T3">w</text:span><text:span text:style-name="T4">11</text:span></text:p>
          </draw:text-box>
        </draw:frame>
        <draw:frame draw:style-name="gr7" draw:text-style-name="P4" draw:layer="layout" svg:width="1.5cm" svg:height="1.045cm" svg:x="20.499cm" svg:y="11.151cm">
          <draw:text-box>
            <text:p text:style-name="P4"><text:span text:style-name="T3">w</text:span><text:span text:style-name="T4">1M</text:span></text:p>
          </draw:text-box>
        </draw:frame>
        <draw:line draw:style-name="gr3" draw:text-style-name="P1" draw:layer="layout" svg:x1="22.099cm" svg:y1="4.301cm" svg:x2="23.099cm" svg:y2="5.001cm">
          <text:p/>
        </draw:line>
        <draw:frame draw:style-name="gr7" draw:text-style-name="P4" draw:layer="layout" svg:width="1.5cm" svg:height="1.045cm" svg:x="21.199cm" svg:y="3.501cm">
          <draw:text-box>
            <text:p text:style-name="P4"><text:span text:style-name="T3">b</text:span><text:span text:style-name="T4">1</text:span></text:p>
          </draw:text-box>
        </draw:frame>
        <draw:frame draw:style-name="gr7" draw:text-style-name="P4" draw:layer="layout" svg:width="1.5cm" svg:height="1.045cm" svg:x="21.299cm" svg:y="15.501cm">
          <draw:text-box>
            <text:p text:style-name="P4"><text:span text:style-name="T3">b</text:span><text:span text:style-name="T4">M</text:span></text:p>
          </draw:text-box>
        </draw:frame>
        <draw:line draw:style-name="gr3" draw:text-style-name="P1" draw:layer="layout" svg:x1="21.999cm" svg:y1="15.901cm" svg:x2="23.099cm" svg:y2="15.401cm">
          <text:p/>
        </draw:line>
        <draw:line draw:style-name="gr3" draw:text-style-name="P1" draw:layer="layout" svg:x1="16.299cm" svg:y1="15.201cm" svg:x2="23.099cm" svg:y2="15.201cm">
          <text:p/>
        </draw:line>
        <draw:line draw:style-name="gr3" draw:text-style-name="P1" draw:layer="layout" svg:x1="16.199cm" svg:y1="15.101cm" svg:x2="22.899cm" svg:y2="5.701cm">
          <text:p/>
        </draw:line>
        <draw:frame draw:style-name="gr8" draw:text-style-name="P4" draw:layer="layout" svg:width="1.5cm" svg:height="1.4cm" svg:x="19.399cm" svg:y="14.201cm">
          <draw:text-box>
            <text:p text:style-name="P4"><text:span text:style-name="T3">w</text:span><text:span text:style-name="T4">KM</text:span></text:p>
          </draw:text-box>
        </draw:frame>
        <draw:frame draw:style-name="gr7" draw:text-style-name="P4" draw:layer="layout" svg:width="1.5cm" svg:height="1.045cm" svg:x="19.699cm" svg:y="7.451cm">
          <draw:text-box>
            <text:p text:style-name="P4"><text:span text:style-name="T3">w</text:span><text:span text:style-name="T4">K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1-19T18:10:25</meta:creation-date>
    <dc:date>2016-12-07T19:22:57</dc:date>
    <dc:creator>tokai </dc:creator>
    <meta:editing-duration>PT43M37S</meta:editing-duration>
    <meta:editing-cycles>22</meta:editing-cycles>
    <meta:generator>LibreOffice/3.5$Linux_x86 LibreOffice_project/350m1$Build-2</meta:generator>
    <meta:document-statistic meta:object-count="49"/>
  </office:meta>
</office:document-meta>
</file>